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list-style-name="L1">
      <style:paragraph-properties fo:text-align="start" style:justify-single-word="false"/>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formation Party Social Media Plan</text:p>
      <text:p text:style-name="P1"/>
      <text:list xml:id="list1077811670512661155" text:style-name="L1">
        <text:list-item>
          <text:p text:style-name="P2">Facebook:</text:p>
          <text:list>
            <text:list-item>
              <text:p text:style-name="P2">Social contact platform for posting all content posted on other mediums. This will be the home people to follow every aspect of what information the party is putting out to its audience.</text:p>
            </text:list-item>
            <text:list-item>
              <text:p text:style-name="P2">POST ROUTINE: Daily </text:p>
              <text:list>
                <text:list-item>
                  <text:p text:style-name="P2">Single daily post of anything posted on any other medium or related to the involvement of the party and it's tools.</text:p>
                </text:list-item>
              </text:list>
            </text:list-item>
          </text:list>
        </text:list-item>
        <text:list-item>
          <text:p text:style-name="P2">Twitter:</text:p>
          <text:list>
            <text:list-item>
              <text:p text:style-name="P2">This is where the party can post quick updates on our current political realm along with communicating to other organizations and individuals for accomplishment acknowledgment and reaching out in a public fashion. Also a place to keep a local audience informed of event happenings while they are occurring. Also a place to recognize people who are going over and above as party members</text:p>
            </text:list-item>
            <text:list-item>
              <text:p text:style-name="P2">POST ROUTINE: Daily</text:p>
              <text:list>
                <text:list-item>
                  <text:p text:style-name="P2">This should be updated daily with at least a single article that is pertinent to the current political realm and is something the party is fighting for/against.</text:p>
                </text:list-item>
              </text:list>
            </text:list-item>
          </text:list>
        </text:list-item>
        <text:list-item>
          <text:p text:style-name="P2">Tumblr:</text:p>
          <text:list>
            <text:list-item>
              <text:p text:style-name="P2">This is the Information Party's blog. Its purpose is to post actions of the party, news about the party and things that are important to the party, along with entertainment in the politics realm such as political cartoons.</text:p>
            </text:list-item>
            <text:list-item>
              <text:p text:style-name="P2">POST ROUTINE: Daily</text:p>
              <text:list>
                <text:list-item>
                  <text:p text:style-name="P2">This should be updated daily with an article, other blog post, video, or anything pertaining to the information party and it's existence. Anything that builds an image of an inclusive group with a wide range of humor and understanding of the situation we are </text:p>
                </text:list-item>
              </text:list>
            </text:list-item>
          </text:list>
        </text:list-item>
        <text:list-item>
          <text:p text:style-name="P2">Reddit:</text:p>
          <text:list>
            <text:list-item>
              <text:p text:style-name="P2">This is where the information party will aggregate it's news articles that are pertinent to the fight at hand. Along with curating conversations with the reddit community.</text:p>
            </text:list-item>
            <text:list-item>
              <text:p text:style-name="P2">POST ROUTINE: once a week</text:p>
              <text:list>
                <text:list-item>
                  <text:p text:style-name="P2">For now, once a week pick the best article that is most pertinent to our current fight and write a short summary of the article for the details of the post and then link to the original article. This will build a consistent flow of news off others reporting until we build our own news team.</text:p>
                </text:list-item>
              </text:list>
            </text:list-item>
          </text:list>
        </text:list-item>
        <text:list-item>
          <text:p text:style-name="P2">Mail Chimp:</text:p>
          <text:list>
            <text:list-item>
              <text:p text:style-name="P2">Weekly email update and new member campaign manager. This is where the weekly layout template(s) will be kept.</text:p>
            </text:list-item>
            <text:list-item>
              <text:p text:style-name="P2">POST ROUTINE: once a week</text:p>
              <text:list>
                <text:list-item>
                  <text:p text:style-name="P2">Follow a basic template for both layout and content provided. Evolve the template as needed based on feedback and results of call to actions.</text:p>
                </text:list-item>
              </text:list>
            </text:list-item>
          </text:list>
        </text:list-item>
        <text:list-item>
          <text:p text:style-name="P2">Calendar:</text:p>
          <text:list>
            <text:list-item>
              <text:p text:style-name="P2">the list of physical events, their location and time.</text:p>
            </text:list-item>
            <text:list-item>
              <text:p text:style-name="P2">POST ROUTINE: As events are created</text:p>
              <text:list>
                <text:list-item>
                  <text:p text:style-name="P2">This should be updated immediately as new events are created.</text:p>
                </text:list-item>
                <text:list-item>
                  <text:p text:style-name="P2">Meet ups should have their own category, potentially by state, so that the meet up groups don't flood the main events calendar.</text:p>
                </text:list-item>
              </text:list>
            </text:list-item>
          </text:list>
        </text:list-item>
        <text:list-item>
          <text:p text:style-name="P2"><text:soft-page-break/>Youtube:</text:p>
          <text:list>
            <text:list-item>
              <text:p text:style-name="P2">This is a place for all promotional videos and event videos to be hosted. Inspire individuals to create content for the site that relates to the party, it's goals, actions, and accomplishments. This account can and should be pushed toward becoming a content hub for multiple creators of quality content that meets The Information Party Standards</text:p>
            </text:list-item>
            <text:list-item>
              <text:p text:style-name="P2">POST ROUTINE: As content is developed</text:p>
              <text:list>
                <text:list-item>
                  <text:p text:style-name="P2">Let the content come to the page as it is developed by the users. Ultimately you will want to set up quality/consistent content creators their own channel under The Information Party network.</text:p>
                </text:list-item>
              </text:list>
            </text:list-item>
          </text:list>
        </text:list-item>
        <text:list-item>
          <text:p text:style-name="P2">Instagram:</text:p>
          <text:list>
            <text:list-item>
              <text:p text:style-name="P2">This is for posting pictures of events and people that are making the world a better place by making the US government a better system. Can also use to post pictures of historical places and a brief history of it and why it matters.</text:p>
            </text:list-item>
            <text:list-item>
              <text:p text:style-name="P2">POST ROUTINE: As content is developed</text:p>
              <text:list>
                <text:list-item>
                  <text:p text:style-name="P2">This will evolve as more photo's of things happening related to our party become availab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Sewell</meta:initial-creator>
    <meta:creation-date>2018-01-28T00:15:51.89</meta:creation-date>
    <meta:document-statistic meta:table-count="0" meta:image-count="0" meta:object-count="0" meta:page-count="2" meta:paragraph-count="34" meta:word-count="622" meta:character-count="3497"/>
    <dc:date>2018-01-28T01:22:07.13</dc:date>
    <dc:creator>Steven Sewell</dc:creator>
    <meta:editing-duration>PT11M41S</meta:editing-duration>
    <meta:editing-cycles>1</meta:editing-cycles>
    <meta:generator>OpenOffice/4.1.5$Win32 OpenOffice.org_project/415m1$Build-9789</meta:generator>
  </office:meta>
</office:document-meta>
</file>